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2542in" table:align="left"/>
    </style:style>
    <style:style style:name="Table1.A" style:family="table-column">
      <style:table-column-properties style:column-width="0.1465in"/>
    </style:style>
    <style:style style:name="Table1.B" style:family="table-column">
      <style:table-column-properties style:column-width="2.1076in"/>
    </style:style>
    <style:style style:name="Table1.A1" style:family="table-cell">
      <style:table-cell-properties style:vertical-align="middle" fo:padding="0.0194in" fo:border="none"/>
    </style:style>
    <style:style style:name="Table2" style:family="table">
      <style:table-properties style:width="2.084in" table:align="left"/>
    </style:style>
    <style:style style:name="Table2.A" style:family="table-column">
      <style:table-column-properties style:column-width="0.1465in"/>
    </style:style>
    <style:style style:name="Table2.B" style:family="table-column">
      <style:table-column-properties style:column-width="1.9375in"/>
    </style:style>
    <style:style style:name="Table2.A1" style:family="table-cell">
      <style:table-cell-properties style:vertical-align="middle" fo:padding="0.0194in" fo:border="none"/>
    </style:style>
    <style:style style:name="Table3" style:family="table">
      <style:table-properties style:width="2.9813in" table:align="left"/>
    </style:style>
    <style:style style:name="Table3.A" style:family="table-column">
      <style:table-column-properties style:column-width="0.209in"/>
    </style:style>
    <style:style style:name="Table3.B" style:family="table-column">
      <style:table-column-properties style:column-width="2.7722in"/>
    </style:style>
    <style:style style:name="Table3.A1" style:family="table-cell">
      <style:table-cell-properties style:vertical-align="middle" fo:padding="0.0194in" fo:border="none"/>
    </style:style>
    <style:style style:name="Table4" style:family="table">
      <style:table-properties style:width="3.0729in" table:align="left"/>
    </style:style>
    <style:style style:name="Table4.A" style:family="table-column">
      <style:table-column-properties style:column-width="0.1465in"/>
    </style:style>
    <style:style style:name="Table4.B" style:family="table-column">
      <style:table-column-properties style:column-width="2.9264in"/>
    </style:style>
    <style:style style:name="Table4.A1" style:family="table-cell">
      <style:table-cell-properties style:vertical-align="middle" fo:padding="0.0194in" fo:border="none"/>
    </style:style>
    <style:style style:name="Table5" style:family="table">
      <style:table-properties style:width="2.9813in" table:align="left"/>
    </style:style>
    <style:style style:name="Table5.A" style:family="table-column">
      <style:table-column-properties style:column-width="0.209in"/>
    </style:style>
    <style:style style:name="Table5.B" style:family="table-column">
      <style:table-column-properties style:column-width="2.7722in"/>
    </style:style>
    <style:style style:name="Table5.A1" style:family="table-cell">
      <style:table-cell-properties style:vertical-align="middle" fo:padding="0.0194in" fo:border="none"/>
    </style:style>
    <style:style style:name="Table6" style:family="table">
      <style:table-properties style:width="2.9813in" table:align="left"/>
    </style:style>
    <style:style style:name="Table6.A" style:family="table-column">
      <style:table-column-properties style:column-width="0.209in"/>
    </style:style>
    <style:style style:name="Table6.B" style:family="table-column">
      <style:table-column-properties style:column-width="2.7722in"/>
    </style:style>
    <style:style style:name="Table6.A1" style:family="table-cell">
      <style:table-cell-properties style:vertical-align="middle" fo:padding="0.0194in" fo:border="none"/>
    </style:style>
    <style:style style:name="Table7" style:family="table">
      <style:table-properties style:width="2.2542in" table:align="left"/>
    </style:style>
    <style:style style:name="Table7.A" style:family="table-column">
      <style:table-column-properties style:column-width="0.1465in"/>
    </style:style>
    <style:style style:name="Table7.B" style:family="table-column">
      <style:table-column-properties style:column-width="2.1076in"/>
    </style:style>
    <style:style style:name="Table7.A1" style:family="table-cell">
      <style:table-cell-properties style:vertical-align="middle" fo:padding="0.0194in" fo:border="none"/>
    </style:style>
    <style:style style:name="Table8" style:family="table">
      <style:table-properties style:width="4.9667in" table:align="left"/>
    </style:style>
    <style:style style:name="Table8.A" style:family="table-column">
      <style:table-column-properties style:column-width="0.1465in"/>
    </style:style>
    <style:style style:name="Table8.B" style:family="table-column">
      <style:table-column-properties style:column-width="4.8201in"/>
    </style:style>
    <style:style style:name="Table8.A1" style:family="table-cell">
      <style:table-cell-properties style:vertical-align="middle" fo:padding="0.0194in" fo:border="none"/>
    </style:style>
    <style:style style:name="Table9" style:family="table">
      <style:table-properties style:width="2.084in" table:align="left"/>
    </style:style>
    <style:style style:name="Table9.A" style:family="table-column">
      <style:table-column-properties style:column-width="0.1465in"/>
    </style:style>
    <style:style style:name="Table9.B" style:family="table-column">
      <style:table-column-properties style:column-width="1.9375in"/>
    </style:style>
    <style:style style:name="Table9.A1" style:family="table-cell">
      <style:table-cell-properties style:vertical-align="middle" fo:padding="0.0194in" fo:border="none"/>
    </style:style>
    <style:style style:name="Table10" style:family="table">
      <style:table-properties style:width="4.8799in" table:align="left"/>
    </style:style>
    <style:style style:name="Table10.A" style:family="table-column">
      <style:table-column-properties style:column-width="0.1465in"/>
    </style:style>
    <style:style style:name="Table10.B" style:family="table-column">
      <style:table-column-properties style:column-width="4.7333in"/>
    </style:style>
    <style:style style:name="Table10.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paragraph-properties fo:margin-top="0.1252in" fo:margin-bottom="0.1252in" style:line-height-at-least="0.1563in"/>
      <style:text-properties fo:font-size="9pt"/>
    </style:style>
    <style:style style:name="P10" style:family="paragraph" style:parent-style-name="Table_20_Contents">
      <style:paragraph-properties style:line-height-at-least="0.1563in"/>
      <style:text-properties fo:font-size="9pt"/>
    </style:style>
    <style:style style:name="P11" style:family="paragraph" style:parent-style-name="Table_20_Contents">
      <style:text-properties fo:font-size="2pt" style:font-size-asian="2pt" style:font-size-complex="2pt"/>
    </style:style>
    <style:style style:name="T1" style:family="text">
      <style:text-properties fo:color="#666666"/>
    </style:style>
    <style:style style:name="T2" style:family="text">
      <style:text-properties fo:color="#0000ff" fo:font-style="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ans le précédent billet, vous avez eu une présentation assez complète de Generic System mais celle-ci est restée théorique.<text:line-break/>Passons à la pratique et voyons comment fonctionne le moteur même de Generic System.</text:p>
      <text:h text:style-name="Heading_20_5" text:outline-level="5">Engine</text:h>
      <text:p text:style-name="Text_20_body">Le moteur de Generic System est représenté par l’interface <text:a xlink:type="simple" xlink:href="http://www.genericsystem.org/javadoc-api/org/genericsystem/core/Engine.html" office:target-frame-name="_blank" xlink:show="new"><text:span text:style-name="T1">Engine</text:span></text:a>. Ce moteur peut être exécuté selon 2 modes :</text:p>
      <text:list xml:id="list1549263598" text:style-name="L1">
        <text:list-item>
          <text:p text:style-name="P5"><text:span text:style-name="Emphasis">“embarqué”</text:span> : exécute le système en mémoire sans aucun mécanisme de persistance. </text:p>
        </text:list-item>
        <text:list-item>
          <text:p text:style-name="P1"><text:span text:style-name="Emphasis">“persistant”</text:span> : exécute le système en persistant l’information. </text:p>
        </text:list-item>
      </text:list>
      <text:p text:style-name="Text_20_body">Pour démarrer le moteur, il faut passer par la classe <text:a xlink:type="simple" xlink:href="http://www.genericsystem.org/javadoc-api/org/genericsystem/core/GenericSystem.html" office:target-frame-name="_blank" xlink:show="new"><text:span text:style-name="T1">GenericSystem</text:span></text:a>.<text:line-break/>En mode <text:span text:style-name="Emphasis">“embarqué”</text:span>, le moteur se démarre ainsi :</text:p>
      <text:section text:style-name="Sect1" text:name="crayon-52666af106726">
        <text:p text:style-name="P9">// Create an engine in memory Engine engine = GenericSystem.newInMemoryEngine();</text:p>
        <table:table table:name="Table1" table:style-name="Table1">
          <table:table-column table:style-name="Table1.A"/>
          <table:table-column table:style-name="Table1.B"/>
          <table:table-row>
            <table:table-cell table:style-name="Table1.A1" office:value-type="string">
              <text:p text:style-name="P10">1</text:p>
              <text:p text:style-name="P10">2</text:p>
            </table:table-cell>
            <table:table-cell table:style-name="Table1.A1" office:value-type="string">
              <text:section text:style-name="Sect1" text:name="crayon-52666af106726-1">
                <text:p text:style-name="Table_20_Contents">// Create an engine in memory</text:p>
              </text:section>
              <text:section text:style-name="Sect1" text:name="crayon-52666af106726-2">
                <text:p text:style-name="Table_20_Contents">Engine engine = GenericSystem.newInMemoryEngine();</text:p>
              </text:section>
            </table:table-cell>
          </table:table-row>
        </table:table>
      </text:section>
      <text:p text:style-name="Text_20_body">En mode <text:span text:style-name="Emphasis">“persistant”</text:span>, le moteur se démarre similairement mais il faut préciser le répertoire où seront stockées les archives de Generic System :</text:p>
      <text:section text:style-name="Sect1" text:name="crayon-52666af10677c">
        <text:p text:style-name="P9">// Create a persistent engine Engine engine = GenericSystem.newPersistentEngine("path_where_to_persist_GS");</text:p>
        <table:table table:name="Table2" table:style-name="Table2">
          <table:table-column table:style-name="Table2.A"/>
          <table:table-column table:style-name="Table2.B"/>
          <table:table-row>
            <table:table-cell table:style-name="Table2.A1" office:value-type="string">
              <text:p text:style-name="P10">1</text:p>
              <text:p text:style-name="P10">2</text:p>
            </table:table-cell>
            <table:table-cell table:style-name="Table2.A1" office:value-type="string">
              <text:section text:style-name="Sect1" text:name="crayon-52666af10677c-1">
                <text:p text:style-name="Table_20_Contents">// Create a persistent engine</text:p>
              </text:section>
              <text:section text:style-name="Sect1" text:name="crayon-52666af10677c-2">
                <text:p text:style-name="Table_20_Contents">Engine engine = GenericSystem.newPersistentEngine("path_where_to_persist_GS");</text:p>
              </text:section>
            </table:table-cell>
          </table:table-row>
        </table:table>
      </text:section>
      <text:p text:style-name="Text_20_body"><text:span text:style-name="T2">Bon, d’accord, j’ai démarré mon moteur. Je peux commencer à travailler avec Generic System maintenant ?</text:span><text:line-break/>Pas à tout à fait ! En fait, vous ne pouvez pas travailler <text:span text:style-name="Emphasis">directement</text:span> avec Engine. Vous devez passer par un intermédiaire : le cache.</text:p>
      <text:h text:style-name="Heading_20_5" text:outline-level="5"><text:bookmark text:name="more-49"/>Cache</text:h>
      <text:h text:style-name="Heading_20_6" text:outline-level="6">Utiliser un cache</text:h>
      <text:p text:style-name="Text_20_body">Vous devez donc utiliser un cache pour travailler avec GS.<text:line-break/>Pourquoi ne pas pouvoir travailler directement avec Engine ? Reprenons notre comparaison avec les bases de données relationnelles. Là encore, vous ne faites pas vos requêtes SQL directement. Vous utilisez des <text:span text:style-name="Emphasis">transactions</text:span>. En fait, vous procédez ainsi :</text:p>
      <text:list xml:id="list1896421137" text:style-name="L2">
        <text:list-item>
          <text:p text:style-name="P6">vous <text:span text:style-name="Emphasis">démarrez</text:span> une nouvelle transaction </text:p>
        </text:list-item>
        <text:list-item>
          <text:p text:style-name="P6">puis vous <text:span text:style-name="Emphasis">exécutez</text:span> vos différentes requêtes SQL </text:p>
        </text:list-item>
        <text:list-item>
          <text:p text:style-name="P6">enfin, </text:p>
          <text:list>
            <text:list-item>
              <text:p text:style-name="P6">s’il n’y a pas d’erreurs, vous <text:span text:style-name="Emphasis">validez</text:span> la transaction en effectuant un <text:span text:style-name="Emphasis">commit</text:span> </text:p>
            </text:list-item>
            <text:list-item>
              <text:p text:style-name="P2">s’il y a des erreurs, la transaction est <text:span text:style-name="Emphasis">annulée</text:span> par le SGBD qui effectue un <text:span text:style-name="Emphasis">rollback</text:span> </text:p>
            </text:list-item>
          </text:list>
        </text:list-item>
      </text:list>
      <text:p text:style-name="Text_20_body">Ici, avec Generic System, c’est exactement la même chose :</text:p>
      <text:list xml:id="list1289550741" text:style-name="L3">
        <text:list-item>
          <text:p text:style-name="P7"><text:soft-page-break/>vous <text:span text:style-name="Emphasis">créez</text:span> un nouveau cache </text:p>
        </text:list-item>
        <text:list-item>
          <text:p text:style-name="P7">puis vous <text:span text:style-name="Emphasis">exécutez</text:span> vos différentes opérations </text:p>
        </text:list-item>
        <text:list-item>
          <text:p text:style-name="P7">enfin, </text:p>
          <text:list>
            <text:list-item>
              <text:p text:style-name="P7">s’il n’y a pas d’erreurs, vous <text:span text:style-name="Emphasis">validez</text:span> les modifications effectuées sur le cache en effectuant un <text:span text:style-name="Emphasis">flush</text:span> </text:p>
            </text:list-item>
            <text:list-item>
              <text:p text:style-name="P3">s’il y a des erreurs, les modifications effectuées sur le cache sont <text:span text:style-name="Emphasis">annulées</text:span> par Generic System qui effectue un <text:span text:style-name="Emphasis">rollback</text:span> </text:p>
            </text:list-item>
          </text:list>
        </text:list-item>
      </text:list>
      <text:p text:style-name="Text_20_body">Vous devez être impatients de passer à la pratique alors allons-y.</text:p>
      <text:section text:style-name="Sect1" text:name="crayon-52666af1067d1">
        <text:p text:style-name="P9">// We suppose to already have an engine Engine engine = ... // Create a new cache Cache cache = engine.newCache(); cache.start(); // Create a type Vehicle Type vehicle = cache.newType("Vehicle"); // Create the attribute options for the type Vehicle Attribute options = vehicle.setAttribute("options"); // Create an instance of Vehicle Generic myVehicle = vehicle.newInstance("myVehicle"); // Add values for options myVehicle.setValue(options, "Music player"); // Validates the changes done in the cache cache.flush();</text:p>
        <table:table table:name="Table3" table:style-name="Table3">
          <table:table-column table:style-name="Table3.A"/>
          <table:table-column table:style-name="Table3.B"/>
          <table:table-row>
            <table:table-cell table:style-name="Table3.A1" office:value-type="string">
              <text:p text:style-name="P10">1</text:p>
              <text:p text:style-name="P10">2</text:p>
              <text:p text:style-name="P10">3</text:p>
              <text:p text:style-name="P10">4</text:p>
              <text:p text:style-name="P10">5</text:p>
              <text:p text:style-name="P10">6</text:p>
              <text:p text:style-name="P10">7</text:p>
              <text:p text:style-name="P10">8</text:p>
              <text:p text:style-name="P10">9</text:p>
              <text:p text:style-name="P10">10</text:p>
              <text:p text:style-name="P10">11</text:p>
              <text:p text:style-name="P10">12</text:p>
              <text:p text:style-name="P10">13</text:p>
              <text:p text:style-name="P10">14</text:p>
              <text:p text:style-name="P10">15</text:p>
              <text:p text:style-name="P10">16</text:p>
              <text:p text:style-name="P10">17</text:p>
              <text:p text:style-name="P10">18</text:p>
              <text:p text:style-name="P10">19</text:p>
            </table:table-cell>
            <table:table-cell table:style-name="Table3.A1" office:value-type="string">
              <text:section text:style-name="Sect1" text:name="crayon-52666af1067d1-1">
                <text:p text:style-name="Table_20_Contents">// We suppose to already have an engine</text:p>
              </text:section>
              <text:section text:style-name="Sect1" text:name="crayon-52666af1067d1-2">
                <text:p text:style-name="Table_20_Contents">Engine engine = ...</text:p>
              </text:section>
              <text:section text:style-name="Sect1" text:name="crayon-52666af1067d1-3">
                <text:p text:style-name="Table_20_Contents"> </text:p>
              </text:section>
              <text:section text:style-name="Sect1" text:name="crayon-52666af1067d1-4">
                <text:p text:style-name="Table_20_Contents">// Create a new cache</text:p>
              </text:section>
              <text:section text:style-name="Sect1" text:name="crayon-52666af1067d1-5">
                <text:p text:style-name="Table_20_Contents">Cache cache = engine.newCache();</text:p>
              </text:section>
              <text:section text:style-name="Sect1" text:name="crayon-52666af1067d1-6">
                <text:p text:style-name="Table_20_Contents">cache.start();</text:p>
              </text:section>
              <text:section text:style-name="Sect1" text:name="crayon-52666af1067d1-7">
                <text:p text:style-name="P11"/>
              </text:section>
              <text:section text:style-name="Sect1" text:name="crayon-52666af1067d1-8">
                <text:p text:style-name="Table_20_Contents">// Create a type Vehicle</text:p>
              </text:section>
              <text:section text:style-name="Sect1" text:name="crayon-52666af1067d1-9">
                <text:p text:style-name="Table_20_Contents">Type vehicle = cache.newType("Vehicle");</text:p>
              </text:section>
              <text:section text:style-name="Sect1" text:name="crayon-52666af1067d1-10">
                <text:p text:style-name="Table_20_Contents">// Create the attribute options for the type Vehicle</text:p>
              </text:section>
              <text:section text:style-name="Sect1" text:name="crayon-52666af1067d1-11">
                <text:p text:style-name="Table_20_Contents">Attribute options = vehicle.setAttribute("options");</text:p>
              </text:section>
              <text:section text:style-name="Sect1" text:name="crayon-52666af1067d1-12">
                <text:p text:style-name="P11"/>
              </text:section>
              <text:section text:style-name="Sect1" text:name="crayon-52666af1067d1-13">
                <text:p text:style-name="Table_20_Contents">// Create an instance of Vehicle</text:p>
              </text:section>
              <text:section text:style-name="Sect1" text:name="crayon-52666af1067d1-14">
                <text:p text:style-name="Table_20_Contents">Generic myVehicle = vehicle.newInstance("myVehicle");</text:p>
              </text:section>
              <text:section text:style-name="Sect1" text:name="crayon-52666af1067d1-15">
                <text:p text:style-name="Table_20_Contents">// Add values for options</text:p>
              </text:section>
              <text:section text:style-name="Sect1" text:name="crayon-52666af1067d1-16">
                <text:p text:style-name="Table_20_Contents">myVehicle.setValue(options, "Music player");</text:p>
              </text:section>
              <text:section text:style-name="Sect1" text:name="crayon-52666af1067d1-17">
                <text:p text:style-name="P11"/>
              </text:section>
              <text:section text:style-name="Sect1" text:name="crayon-52666af1067d1-18">
                <text:p text:style-name="Table_20_Contents">// Validates the changes done in the cache</text:p>
              </text:section>
              <text:section text:style-name="Sect1" text:name="crayon-52666af1067d1-19">
                <text:p text:style-name="Table_20_Contents">cache.flush();</text:p>
              </text:section>
            </table:table-cell>
          </table:table-row>
        </table:table>
      </text:section>
      <text:p text:style-name="Text_20_body"><text:span text:style-name="T2">C’est quoi ce </text:span><text:span text:style-name="Source_20_Text"><text:span text:style-name="T2">cache.start()</text:span></text:span><text:span text:style-name="T2"> ? Et je ne comprends rien au code précédent !</text:span><text:line-break/>Le code qui précède vous montre rapidement une utilisation de GS, il vous sera expliqué plus en détail dans les billets qui suivent.<text:line-break/>L’instruction <text:span text:style-name="Source_20_Text">cache.start()</text:span> positionne le cache courant pour une exécution donnée. Vous pouvez ainsi faire au sein de l’exécution l’assertion suivante :</text:p>
      <text:section text:style-name="Sect1" text:name="crayon-52666af106825">
        <text:p text:style-name="P9">assert engine.getCurrentCache() == cache;</text:p>
        <table:table table:name="Table4" table:style-name="Table4">
          <table:table-column table:style-name="Table4.A"/>
          <table:table-column table:style-name="Table4.B"/>
          <table:table-row>
            <table:table-cell table:style-name="Table4.A1" office:value-type="string">
              <text:p text:style-name="P10">1</text:p>
            </table:table-cell>
            <table:table-cell table:style-name="Table4.A1" office:value-type="string">
              <text:section text:style-name="Sect1" text:name="crayon-52666af106825-1">
                <text:p text:style-name="Table_20_Contents">assert engine.getCurrentCache() == cache;</text:p>
              </text:section>
            </table:table-cell>
          </table:table-row>
        </table:table>
      </text:section>
      <text:p text:style-name="Text_20_body"><text:span text:style-name="T2">Cache courant ? Exécution donnée ? Il serait possible d’avoir plusieurs caches et plusieurs exécutions en parallèle ?</text:span><text:line-break/>C’est exactement ça et c’est l’objet du prochain paragraphe.</text:p>
      <text:h text:style-name="Heading_20_6" text:outline-level="6"><text:soft-page-break/>Plusieurs caches en parallèle</text:h>
      <text:p text:style-name="Text_20_body">Pour avoir des exécutions en parallèle, il vous suffit de créer plusieurs caches depuis Engine. Voyons ça en exemple :</text:p>
      <text:section text:style-name="Sect1" text:name="crayon-52666af106878">
        <text:p text:style-name="P9">// We suppose to already have an engine Engine engine = ... // Create a first cache Cache cache = engine.newCache(); // Set cache as current cache cache.start(); // Create a type Vehicle from cache cache.newType("Vehicle"); // Vehicle is on cache // Create a second cache Cache cache2 = engine.newCache(); // Set cache2 as current cache cache2.start(); // Vehicle is not on cache2 // Set cache as current cache cache.start(); // Validates the changes done in cache cache.flush(); // Set cache2 as current cache cache2.start(); // Vehicle is now on cache2 too</text:p>
        <table:table table:name="Table5" table:style-name="Table5">
          <table:table-column table:style-name="Table5.A"/>
          <table:table-column table:style-name="Table5.B"/>
          <table:table-row>
            <table:table-cell table:style-name="Table5.A1" office:value-type="string">
              <text:p text:style-name="P10">1</text:p>
              <text:p text:style-name="P10">2</text:p>
              <text:p text:style-name="P10">3</text:p>
              <text:p text:style-name="P10">4</text:p>
              <text:p text:style-name="P10">5</text:p>
              <text:p text:style-name="P10">6</text:p>
              <text:p text:style-name="P10">7</text:p>
              <text:p text:style-name="P10">8</text:p>
              <text:p text:style-name="P10">9</text:p>
              <text:p text:style-name="P10">10</text:p>
              <text:p text:style-name="P10">11</text:p>
              <text:p text:style-name="P10">12</text:p>
              <text:p text:style-name="P10">13</text:p>
              <text:p text:style-name="P10">14</text:p>
              <text:p text:style-name="P10">15</text:p>
              <text:p text:style-name="P10">16</text:p>
              <text:p text:style-name="P10">17</text:p>
              <text:p text:style-name="P10">18</text:p>
              <text:p text:style-name="P10">19</text:p>
              <text:p text:style-name="P10">20</text:p>
              <text:p text:style-name="P10">21</text:p>
              <text:p text:style-name="P10">22</text:p>
              <text:p text:style-name="P10">23</text:p>
              <text:p text:style-name="P10">24</text:p>
              <text:p text:style-name="P10">25</text:p>
              <text:p text:style-name="P10">26</text:p>
            </table:table-cell>
            <table:table-cell table:style-name="Table5.A1" office:value-type="string">
              <text:section text:style-name="Sect1" text:name="crayon-52666af106878-1">
                <text:p text:style-name="Table_20_Contents">// We suppose to already have an engine</text:p>
              </text:section>
              <text:section text:style-name="Sect1" text:name="crayon-52666af106878-2">
                <text:p text:style-name="Table_20_Contents">Engine engine = ...</text:p>
              </text:section>
              <text:section text:style-name="Sect1" text:name="crayon-52666af106878-3">
                <text:p text:style-name="Table_20_Contents"> </text:p>
              </text:section>
              <text:section text:style-name="Sect1" text:name="crayon-52666af106878-4">
                <text:p text:style-name="Table_20_Contents">// Create a first cache</text:p>
              </text:section>
              <text:section text:style-name="Sect1" text:name="crayon-52666af106878-5">
                <text:p text:style-name="Table_20_Contents">Cache cache = engine.newCache();</text:p>
              </text:section>
              <text:section text:style-name="Sect1" text:name="crayon-52666af106878-6">
                <text:p text:style-name="Table_20_Contents">// Set cache as current cache</text:p>
              </text:section>
              <text:section text:style-name="Sect1" text:name="crayon-52666af106878-7">
                <text:p text:style-name="Table_20_Contents">cache.start();</text:p>
              </text:section>
              <text:section text:style-name="Sect1" text:name="crayon-52666af106878-8">
                <text:p text:style-name="Table_20_Contents"> </text:p>
              </text:section>
              <text:section text:style-name="Sect1" text:name="crayon-52666af106878-9">
                <text:p text:style-name="Table_20_Contents">// Create a type Vehicle from cache</text:p>
              </text:section>
              <text:section text:style-name="Sect1" text:name="crayon-52666af106878-10">
                <text:p text:style-name="Table_20_Contents">cache.newType("Vehicle");</text:p>
              </text:section>
              <text:section text:style-name="Sect1" text:name="crayon-52666af106878-11">
                <text:p text:style-name="Table_20_Contents">// Vehicle is on cache</text:p>
              </text:section>
              <text:section text:style-name="Sect1" text:name="crayon-52666af106878-12">
                <text:p text:style-name="Table_20_Contents"> </text:p>
              </text:section>
              <text:section text:style-name="Sect1" text:name="crayon-52666af106878-13">
                <text:p text:style-name="Table_20_Contents">// Create a second cache</text:p>
              </text:section>
              <text:section text:style-name="Sect1" text:name="crayon-52666af106878-14">
                <text:p text:style-name="Table_20_Contents">Cache cache2 = engine.newCache();</text:p>
              </text:section>
              <text:section text:style-name="Sect1" text:name="crayon-52666af106878-15">
                <text:p text:style-name="Table_20_Contents">// Set cache2 as current cache</text:p>
              </text:section>
              <text:section text:style-name="Sect1" text:name="crayon-52666af106878-16">
                <text:p text:style-name="Table_20_Contents">cache2.start();</text:p>
              </text:section>
              <text:section text:style-name="Sect1" text:name="crayon-52666af106878-17">
                <text:p text:style-name="Table_20_Contents">// Vehicle is not on cache2</text:p>
              </text:section>
              <text:section text:style-name="Sect1" text:name="crayon-52666af106878-18">
                <text:p text:style-name="Table_20_Contents"> </text:p>
              </text:section>
              <text:section text:style-name="Sect1" text:name="crayon-52666af106878-19">
                <text:p text:style-name="Table_20_Contents">// Set cache as current cache</text:p>
              </text:section>
              <text:section text:style-name="Sect1" text:name="crayon-52666af106878-20">
                <text:p text:style-name="Table_20_Contents">cache.start();</text:p>
              </text:section>
              <text:section text:style-name="Sect1" text:name="crayon-52666af106878-21">
                <text:p text:style-name="Table_20_Contents">// Validates the changes done in cache</text:p>
              </text:section>
              <text:section text:style-name="Sect1" text:name="crayon-52666af106878-22">
                <text:p text:style-name="Table_20_Contents">cache.flush();</text:p>
              </text:section>
              <text:section text:style-name="Sect1" text:name="crayon-52666af106878-23">
                <text:p text:style-name="Table_20_Contents"> </text:p>
              </text:section>
              <text:section text:style-name="Sect1" text:name="crayon-52666af106878-24">
                <text:p text:style-name="Table_20_Contents">// Set cache2 as current cache</text:p>
              </text:section>
              <text:section text:style-name="Sect1" text:name="crayon-52666af106878-25">
                <text:p text:style-name="Table_20_Contents">cache2.start();</text:p>
              </text:section>
              <text:section text:style-name="Sect1" text:name="crayon-52666af106878-26">
                <text:p text:style-name="Table_20_Contents">// Vehicle is now on cache2 too</text:p>
              </text:section>
            </table:table-cell>
          </table:table-row>
        </table:table>
      </text:section>
      <text:p text:style-name="Text_20_body">Quel est l’intérêt de tout ceci ?<text:line-break/>Souvenez-vous. GS est concurrentiel : plusieurs threads peuvent s’exécuter en parallèle au sein de GS. Un cache est pour un thread donné, vous avez donc autant de caches que de threads s’exécutant en parallèle. Mais un seul cache peut être positionné à la fois, les caches sont accédés séquentiellement.</text:p>
      <text:p text:style-name="Text_20_body">A noter : un cache n’est pas partagé entre utilisateurs.</text:p>
      <text:h text:style-name="Heading_20_6" text:outline-level="6">Monter un cache sur un cache</text:h>
      <text:p text:style-name="Text_20_body">Pour créer un cache sur un cache, on parle alors de <text:span text:style-name="Strong_20_Emphasis">monter</text:span> un cache sur un cache, vous avez simplement à appeler la méthode <text:span text:style-name="Source_20_Text">newSuperCache()</text:span> sur le cache sur lequel vous vous voulez monter un nouveau cache.<text:line-break/>Un peu flou ? Admirez en exemple :</text:p>
      <text:section text:style-name="Sect1" text:name="crayon-52666af1068cc">
        <text:p text:style-name="P9">// We suppose to already have an engine Engine engine = ... // Create a new cache Cache cache = engine.newCache(); // Set cache as <text:soft-page-break/>current cache cache.start(); // Create a new cache called cache2 on cache called cache Cache cache2 = cache.newSuperCache(); // Set cache2 as current cache cache2.start(); // Create a type Vehicle from cache2 cache2.newType("Vehicle"); // Vehicle is on cache2 // Set cache as current cache cache.start(); // Vehicle is not on cache // Set cache2 as current cache cache2.start(); // Validates the changes done in cache2 cache2.flush(); // Set cache as current cache cache.start(); // Vehicle is now on cache too</text:p>
        <table:table table:name="Table6" table:style-name="Table6">
          <table:table-column table:style-name="Table6.A"/>
          <table:table-column table:style-name="Table6.B"/>
          <table:table-row>
            <table:table-cell table:style-name="Table6.A1" office:value-type="string">
              <text:p text:style-name="P10">1</text:p>
              <text:p text:style-name="P10">2</text:p>
              <text:p text:style-name="P10">3</text:p>
              <text:p text:style-name="P10">4</text:p>
              <text:p text:style-name="P10">5</text:p>
              <text:p text:style-name="P10">6</text:p>
              <text:p text:style-name="P10">7</text:p>
              <text:p text:style-name="P10">8</text:p>
              <text:p text:style-name="P10">9</text:p>
              <text:p text:style-name="P10">10</text:p>
              <text:p text:style-name="P10">11</text:p>
              <text:p text:style-name="P10">12</text:p>
              <text:p text:style-name="P10">13</text:p>
              <text:p text:style-name="P10">14</text:p>
              <text:p text:style-name="P10">15</text:p>
              <text:p text:style-name="P10">16</text:p>
              <text:p text:style-name="P10">17</text:p>
              <text:p text:style-name="P10">18</text:p>
              <text:p text:style-name="P10">19</text:p>
              <text:p text:style-name="P10">20</text:p>
              <text:p text:style-name="P10">21</text:p>
              <text:p text:style-name="P10">22</text:p>
              <text:p text:style-name="P10">23</text:p>
              <text:p text:style-name="P10">24</text:p>
              <text:p text:style-name="P10">25</text:p>
              <text:p text:style-name="P10">26</text:p>
              <text:p text:style-name="P10">27</text:p>
              <text:p text:style-name="P10">28</text:p>
              <text:p text:style-name="P10">29</text:p>
            </table:table-cell>
            <table:table-cell table:style-name="Table6.A1" office:value-type="string">
              <text:section text:style-name="Sect1" text:name="crayon-52666af1068cc-1">
                <text:p text:style-name="Table_20_Contents">// We suppose to already have an engine</text:p>
              </text:section>
              <text:section text:style-name="Sect1" text:name="crayon-52666af1068cc-2">
                <text:p text:style-name="Table_20_Contents">Engine engine = ...</text:p>
              </text:section>
              <text:section text:style-name="Sect1" text:name="crayon-52666af1068cc-3">
                <text:p text:style-name="Table_20_Contents"> </text:p>
              </text:section>
              <text:section text:style-name="Sect1" text:name="crayon-52666af1068cc-4">
                <text:p text:style-name="Table_20_Contents">// Create a new cache</text:p>
              </text:section>
              <text:section text:style-name="Sect1" text:name="crayon-52666af1068cc-5">
                <text:p text:style-name="Table_20_Contents">Cache cache = engine.newCache();</text:p>
              </text:section>
              <text:section text:style-name="Sect1" text:name="crayon-52666af1068cc-6">
                <text:p text:style-name="Table_20_Contents">// Set cache as current cache</text:p>
              </text:section>
              <text:section text:style-name="Sect1" text:name="crayon-52666af1068cc-7">
                <text:p text:style-name="Table_20_Contents">cache.start();</text:p>
              </text:section>
              <text:section text:style-name="Sect1" text:name="crayon-52666af1068cc-8">
                <text:p text:style-name="Table_20_Contents"> </text:p>
              </text:section>
              <text:section text:style-name="Sect1" text:name="crayon-52666af1068cc-9">
                <text:p text:style-name="Table_20_Contents">// Create a new cache called cache2 on cache called cache</text:p>
              </text:section>
              <text:section text:style-name="Sect1" text:name="crayon-52666af1068cc-10">
                <text:p text:style-name="Table_20_Contents">Cache cache2 = cache.newSuperCache();</text:p>
              </text:section>
              <text:section text:style-name="Sect1" text:name="crayon-52666af1068cc-11">
                <text:p text:style-name="Table_20_Contents">// Set cache2 as current cache</text:p>
              </text:section>
              <text:section text:style-name="Sect1" text:name="crayon-52666af1068cc-12">
                <text:p text:style-name="Table_20_Contents">cache2.start();</text:p>
              </text:section>
              <text:section text:style-name="Sect1" text:name="crayon-52666af1068cc-13">
                <text:p text:style-name="Table_20_Contents"> </text:p>
              </text:section>
              <text:section text:style-name="Sect1" text:name="crayon-52666af1068cc-14">
                <text:p text:style-name="Table_20_Contents">// Create a type Vehicle from cache2</text:p>
              </text:section>
              <text:section text:style-name="Sect1" text:name="crayon-52666af1068cc-15">
                <text:p text:style-name="Table_20_Contents">cache2.newType("Vehicle");</text:p>
              </text:section>
              <text:section text:style-name="Sect1" text:name="crayon-52666af1068cc-16">
                <text:p text:style-name="Table_20_Contents">// Vehicle is on cache2</text:p>
              </text:section>
              <text:section text:style-name="Sect1" text:name="crayon-52666af1068cc-17">
                <text:p text:style-name="Table_20_Contents"> </text:p>
              </text:section>
              <text:section text:style-name="Sect1" text:name="crayon-52666af1068cc-18">
                <text:p text:style-name="Table_20_Contents">// Set cache as current cache</text:p>
              </text:section>
              <text:section text:style-name="Sect1" text:name="crayon-52666af1068cc-19">
                <text:p text:style-name="Table_20_Contents">cache.start();</text:p>
              </text:section>
              <text:section text:style-name="Sect1" text:name="crayon-52666af1068cc-20">
                <text:p text:style-name="Table_20_Contents">// Vehicle is not on cache</text:p>
              </text:section>
              <text:section text:style-name="Sect1" text:name="crayon-52666af1068cc-21">
                <text:p text:style-name="Table_20_Contents"> </text:p>
              </text:section>
              <text:section text:style-name="Sect1" text:name="crayon-52666af1068cc-22">
                <text:p text:style-name="Table_20_Contents">// Set cache2 as current cache</text:p>
              </text:section>
              <text:section text:style-name="Sect1" text:name="crayon-52666af1068cc-23">
                <text:p text:style-name="Table_20_Contents">cache2.start();</text:p>
              </text:section>
              <text:section text:style-name="Sect1" text:name="crayon-52666af1068cc-24">
                <text:p text:style-name="Table_20_Contents">// Validates the changes done in cache2</text:p>
              </text:section>
              <text:section text:style-name="Sect1" text:name="crayon-52666af1068cc-25">
                <text:p text:style-name="Table_20_Contents">cache2.flush();</text:p>
              </text:section>
              <text:section text:style-name="Sect1" text:name="crayon-52666af1068cc-26">
                <text:p text:style-name="Table_20_Contents"> </text:p>
              </text:section>
              <text:section text:style-name="Sect1" text:name="crayon-52666af1068cc-27">
                <text:p text:style-name="Table_20_Contents">// Set cache as current cache</text:p>
              </text:section>
              <text:section text:style-name="Sect1" text:name="crayon-52666af1068cc-28">
                <text:p text:style-name="Table_20_Contents">cache.start();</text:p>
              </text:section>
              <text:section text:style-name="Sect1" text:name="crayon-52666af1068cc-29">
                <text:p text:style-name="Table_20_Contents">// Vehicle is now on cache too</text:p>
              </text:section>
            </table:table-cell>
          </table:table-row>
        </table:table>
      </text:section>
      <text:p text:style-name="Text_20_body">Vous comprenez mieux ?<text:line-break/>C’est toujours plus clair avec un exemple. A noter que vous pouvez monter un cache sur un cache sans limitation.</text:p>
      <text:p text:style-name="Text_20_body">Vous devez cependant vous demander l’intérêt de tout ceci. Dans un exemple si court, il y a en effet peu d’intérêt. Mais imaginez un exemple plus long, beaucoup plus long avec des dizaines et des dizaines de requêtes.<text:line-break/>En base de données relationnelles, si une requête échoue (un rollback est effectué), vous perdez tout ce que la transaction a commencé jusqu’à la requête incriminée.<text:line-break/>Ce n’est pas le cas avec GS. A chaque fois que vous soupçonnez une requête d’échouer, vous montez un nouveau cache. Si la requête échoue, vous ne perdez que ce qui a été fait dans ce cache.<text:line-break/>Vous commencez à voir l’intérêt de la chose ? Attention ceci dit à ne pas non plus abuser des caches.</text:p>
      <text:h text:style-name="Heading_20_6" text:outline-level="6"><text:soft-page-break/>Un raccourci utile</text:h>
      <text:p text:style-name="Text_20_body">Pour ceux qui aiment écrire du code compact, vous devez vous dire que 3 lignes pour créer le moteur, créer un cache dessus et positionner ce cache en tant que cache courant, ce n’est pas optimisé. Mais ce que vous ne savez pas, c’est qu’il existe un raccourci. Voyons ça tout de suite.<text:line-break/>En mode “embarqué”, vous pouvez remplacez :</text:p>
      <text:section text:style-name="Sect1" text:name="crayon-52666af106921">
        <text:p text:style-name="P9">// Create an engine in memory Engine engine = GenericSystem.newInMemoryEngine(); // Create a new cache Cache cache = engine.newCache(); // Set cache as current cache cache.start();</text:p>
        <table:table table:name="Table7" table:style-name="Table7">
          <table:table-column table:style-name="Table7.A"/>
          <table:table-column table:style-name="Table7.B"/>
          <table:table-row>
            <table:table-cell table:style-name="Table7.A1" office:value-type="string">
              <text:p text:style-name="P10">1</text:p>
              <text:p text:style-name="P10">2</text:p>
              <text:p text:style-name="P10">3</text:p>
              <text:p text:style-name="P10">4</text:p>
              <text:p text:style-name="P10">5</text:p>
              <text:p text:style-name="P10">6</text:p>
            </table:table-cell>
            <table:table-cell table:style-name="Table7.A1" office:value-type="string">
              <text:section text:style-name="Sect1" text:name="crayon-52666af106921-1">
                <text:p text:style-name="Table_20_Contents">// Create an engine in memory</text:p>
              </text:section>
              <text:section text:style-name="Sect1" text:name="crayon-52666af106921-2">
                <text:p text:style-name="Table_20_Contents">Engine engine = GenericSystem.newInMemoryEngine();</text:p>
              </text:section>
              <text:section text:style-name="Sect1" text:name="crayon-52666af106921-3">
                <text:p text:style-name="Table_20_Contents">// Create a new cache</text:p>
              </text:section>
              <text:section text:style-name="Sect1" text:name="crayon-52666af106921-4">
                <text:p text:style-name="Table_20_Contents">Cache cache = engine.newCache();</text:p>
              </text:section>
              <text:section text:style-name="Sect1" text:name="crayon-52666af106921-5">
                <text:p text:style-name="Table_20_Contents">// Set cache as current cache</text:p>
              </text:section>
              <text:section text:style-name="Sect1" text:name="crayon-52666af106921-6">
                <text:p text:style-name="Table_20_Contents">cache.start();</text:p>
              </text:section>
            </table:table-cell>
          </table:table-row>
        </table:table>
      </text:section>
      <text:p text:style-name="Text_20_body">par :</text:p>
      <text:section text:style-name="Sect1" text:name="crayon-52666af106973">
        <text:p text:style-name="P9">// Create a new cache on a engine in memory and set it as current cache Cache cache = GenericSystem.newCacheOnANewInMemoryEngine().start();</text:p>
        <table:table table:name="Table8" table:style-name="Table8">
          <table:table-column table:style-name="Table8.A"/>
          <table:table-column table:style-name="Table8.B"/>
          <table:table-row>
            <table:table-cell table:style-name="Table8.A1" office:value-type="string">
              <text:p text:style-name="P10">1</text:p>
              <text:p text:style-name="P10">2</text:p>
            </table:table-cell>
            <table:table-cell table:style-name="Table8.A1" office:value-type="string">
              <text:section text:style-name="Sect1" text:name="crayon-52666af106973-1">
                <text:p text:style-name="Table_20_Contents">// Create a new cache on a engine in memory and set it as current cache</text:p>
              </text:section>
              <text:section text:style-name="Sect1" text:name="crayon-52666af106973-2">
                <text:p text:style-name="Table_20_Contents">Cache cache = GenericSystem.newCacheOnANewInMemoryEngine().start();</text:p>
              </text:section>
            </table:table-cell>
          </table:table-row>
        </table:table>
      </text:section>
      <text:p text:style-name="Text_20_body">En mode “persistant”, vous pouvez similairement remplacez :</text:p>
      <text:section text:style-name="Sect1" text:name="crayon-52666af1069c4">
        <text:p text:style-name="P9">// Create a persistent engine Engine engine = GenericSystem.newPersistentEngine("path_where_to_persist_GS"); // Create a new cache Cache cache = engine.newCache(); // Set cache as current cache cache.start();</text:p>
        <table:table table:name="Table9" table:style-name="Table9">
          <table:table-column table:style-name="Table9.A"/>
          <table:table-column table:style-name="Table9.B"/>
          <table:table-row>
            <table:table-cell table:style-name="Table9.A1" office:value-type="string">
              <text:p text:style-name="P10">1</text:p>
              <text:p text:style-name="P10">2</text:p>
              <text:p text:style-name="P10">3</text:p>
              <text:p text:style-name="P10">4</text:p>
              <text:p text:style-name="P10">5</text:p>
              <text:p text:style-name="P10">6</text:p>
            </table:table-cell>
            <table:table-cell table:style-name="Table9.A1" office:value-type="string">
              <text:section text:style-name="Sect1" text:name="crayon-52666af1069c4-1">
                <text:p text:style-name="Table_20_Contents">// Create a persistent engine</text:p>
              </text:section>
              <text:section text:style-name="Sect1" text:name="crayon-52666af1069c4-2">
                <text:p text:style-name="Table_20_Contents">Engine engine = GenericSystem.newPersistentEngine("path_where_to_persist_GS");</text:p>
              </text:section>
              <text:section text:style-name="Sect1" text:name="crayon-52666af1069c4-3">
                <text:p text:style-name="Table_20_Contents">// Create a new cache</text:p>
              </text:section>
              <text:section text:style-name="Sect1" text:name="crayon-52666af1069c4-4">
                <text:p text:style-name="Table_20_Contents">Cache cache = engine.newCache();</text:p>
              </text:section>
              <text:section text:style-name="Sect1" text:name="crayon-52666af1069c4-5">
                <text:p text:style-name="Table_20_Contents">// Set cache as current cache</text:p>
              </text:section>
              <text:section text:style-name="Sect1" text:name="crayon-52666af1069c4-6">
                <text:p text:style-name="Table_20_Contents">cache.start();</text:p>
              </text:section>
            </table:table-cell>
          </table:table-row>
        </table:table>
      </text:section>
      <text:p text:style-name="Text_20_body">par :</text:p>
      <text:section text:style-name="Sect1" text:name="crayon-52666af106a16">
        <text:p text:style-name="P9">// Create a new cache on a persistent engine and set it as current cache Cache cache = GenericSystem.newCacheOnANewPersistentEngine().start();</text:p>
        <table:table table:name="Table10" table:style-name="Table10">
          <table:table-column table:style-name="Table10.A"/>
          <table:table-column table:style-name="Table10.B"/>
          <table:table-row>
            <table:table-cell table:style-name="Table10.A1" office:value-type="string">
              <text:p text:style-name="P10">1</text:p>
              <text:p text:style-name="P10">2</text:p>
            </table:table-cell>
            <table:table-cell table:style-name="Table10.A1" office:value-type="string">
              <text:section text:style-name="Sect1" text:name="crayon-52666af106a16-1">
                <text:p text:style-name="Table_20_Contents">// Create a new cache on a persistent engine and set it as current cache</text:p>
              </text:section>
              <text:section text:style-name="Sect1" text:name="crayon-52666af106a16-2">
                <text:p text:style-name="Table_20_Contents">Cache cache = GenericSystem.newCacheOnANewPersistentEngine().start();</text:p>
              </text:section>
            </table:table-cell>
          </table:table-row>
        </table:table>
      </text:section>
      <text:p text:style-name="Text_20_body">Un point important à noter : Engine est <text:span text:style-name="Strong_20_Emphasis">threadsafe</text:span>. Si plusieurs caches flushent en même temps, <text:soft-page-break/>Engine saura gérer l’aspect concurrentiel. Mais un cache en lui-même <text:span text:style-name="Strong_20_Emphasis">n’est pas threadsafe</text:span>. </text:p>
      <text:h text:style-name="Heading_20_5" text:outline-level="5">Mode Java SE vs mode Java EE</text:h>
      <text:p text:style-name="Text_20_body">Il est possible d’utiliser GS en Java EE mais il vous faudra la version 6 minimum de Java EE. Ensuite, l’utilisation est équivalente à celle de Java SE à une différence près. Le cache est injecté par CDI. Un automatisme de Generic System fait le <text:span text:style-name="Source_20_Text">cache.start()</text:span> pour vous, vous n’avez plus besoin de le faire vous-même.</text:p>
      <text:p text:style-name="Text_20_body">Allez, on passe au topo classique et ce chapître sera terminé.</text:p>
      <text:h text:style-name="Heading_20_5" text:outline-level="5">En résumé</text:h>
      <text:list xml:id="list232501684" text:style-name="L4">
        <text:list-item>
          <text:p text:style-name="P8">Engine représente le moteur de GS. Celui-ci peut être démarré en mode “embarqué” ou en mode “persistant”, ce dernier mode persiste les données sur le disque. Engine est <text:span text:style-name="Strong_20_Emphasis">threadsafe</text:span>. </text:p>
        </text:list-item>
        <text:list-item>
          <text:p text:style-name="P8">Un cache est nécessaire pour travailler avec GS. C’est à travers ce cache que vous effectuerez toutes vos requêtes. Un cache <text:span text:style-name="Strong_20_Emphasis">n’est pas threadsafe</text:span> et n’est pas partagé non plus entre utilisateur. </text:p>
        </text:list-item>
        <text:list-item>
          <text:p text:style-name="P8">Vous pouvez avoir plusieurs exécutions en parallèle. Pour cela, créez simplement plusieurs caches depuis Engine. </text:p>
        </text:list-item>
        <text:list-item>
          <text:p text:style-name="P8">Vous pouvez montez un cache sur un autre et ce sans limitation. L’intérêt est de limiter la perte d’informations dès lors qu’un nombre important de requêtes est réalisé. </text:p>
        </text:list-item>
        <text:list-item>
          <text:p text:style-name="P8">Vous devez préciser le cache courant via la méthode start. </text:p>
        </text:list-item>
        <text:list-item>
          <text:p text:style-name="P4">Enfin, vous pouvez utiliser GS en Java EE (version 6 minimum). Dans ce cas, le cache étant injecté, l’appel de la méthode start est réalisé par un automatisme de Generic System. </text:p>
        </text:list-item>
      </text:list>
      <text:p text:style-name="Text_20_body">Vous avez vu beaucoup de choses dans ce chapître mais celles-ci étaient importantes. Vous n’avez sans doute pas tout retenu, c’est normal. Quand on commence, on voit beaucoup de choses en même temps et c’est difficile de tout retenir.</text:p>
      <text:p text:style-name="Text_20_body">Faites une pause et relisez ce chapître. Quand vous vous sentirez prêt, nous attaquerons doucement avec <text:a xlink:type="simple" xlink:href="http://www.genericsystem.org/les-bases-creation-de-types-de-sous-types-et-d-instances">les bases de Generic System</text:a>.</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Fallback"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text-properties style:font-name="Liberation Serif" fo:font-size="7pt" fo:font-weight="bold" style:font-name-asian="Droid Sans Fallback" style:font-size-asian="7pt" style:font-weight-asian="bold" style:font-name-complex="Lohit Hindi"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roid Sans Mono" style:font-name-asian="Droid Sans Fallback1" style:font-name-complex="Lohit Hindi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2T13:44:33</dc:date>
    <meta:document-statistic meta:table-count="10" meta:image-count="0" meta:object-count="0" meta:page-count="6" meta:paragraph-count="248" meta:word-count="1952" meta:character-count="11756" meta:non-whitespace-character-count="10027"/>
    <meta:generator>LibreOffice/3.5$Linux_X86_64 LibreOffice_project/350m1$Build-2</meta:generator>
  </office:meta>
</office:document-meta>
</file>